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able_20_Contents">
      <style:paragraph-properties fo:margin-left="0cm" fo:margin-right="0cm" fo:line-height="150%" fo:text-align="start" style:justify-single-word="false" fo:text-indent="1.251cm" style:auto-text-indent="false"/>
      <style:text-properties style:font-name="Times New Roman" style:font-name-complex="Times New Roman"/>
    </style:style>
    <style:style style:name="P2" style:family="paragraph" style:parent-style-name="Sem_20_Espaçamento">
      <style:paragraph-properties fo:margin-left="0cm" fo:margin-right="0cm" fo:line-height="150%" fo:text-align="justify" style:justify-single-word="false" fo:text-indent="1.251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Table_20_Contents">
      <style:paragraph-properties fo:margin-left="0cm" fo:margin-right="0cm" fo:line-height="150%" fo:text-align="start" style:justify-single-word="false" fo:text-indent="0cm" style:auto-text-indent="false" style:snap-to-layout-grid="false"/>
      <style:text-properties style:font-name="Times New Roman" style:font-name-complex="Times New Roman"/>
    </style:style>
    <style:style style:name="P4" style:family="paragraph" style:parent-style-name="Sem_20_Espaçamento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em_20_Espaçamento">
      <style:paragraph-properties fo:margin-left="0cm" fo:margin-right="0cm" fo:line-height="150%" fo:text-align="justify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em_20_Espaçamento">
      <style:paragraph-properties fo:margin-left="0cm" fo:margin-right="0cm" fo:line-height="150%" fo:text-align="start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em_20_Espaçamento">
      <style:paragraph-properties fo:margin-left="0cm" fo:margin-right="0cm" fo:line-height="150%" fo:text-align="center" style:justify-single-word="false" fo:text-indent="0cm" style:auto-text-indent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Text_20_body">
      <style:paragraph-properties fo:margin-left="0cm" fo:margin-right="0cm" fo:line-height="150%" fo:text-align="center" style:justify-single-word="false" fo:text-indent="0cm" style:auto-text-indent="false" style:snap-to-layout-grid="false"/>
      <style:text-properties style:font-name="Times New Roman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Contents">
      <style:paragraph-properties fo:line-height="150%" style:snap-to-layout-grid="false"/>
      <style:text-properties style:font-name="Times New Roman"/>
    </style:style>
    <style:style style:name="P11" style:family="paragraph" style:parent-style-name="Table_20_Contents">
      <style:paragraph-properties fo:line-height="150%" fo:text-align="center" style:justify-single-word="false" style:snap-to-layout-grid="false"/>
      <style:text-properties style:font-name="Times New Roman"/>
    </style:style>
    <style:style style:name="P12" style:family="paragraph" style:parent-style-name="Table_20_Contents">
      <style:paragraph-properties fo:line-height="150%" fo:text-align="start" style:justify-single-word="false" style:snap-to-layout-grid="false"/>
      <style:text-properties style:font-name="Times New Roman"/>
    </style:style>
    <style:style style:name="P13" style:family="paragraph" style:parent-style-name="Table_20_Contents">
      <style:paragraph-properties fo:line-height="150%" fo:text-align="center" style:justify-single-word="false" fo:background-color="transparent" style:snap-to-layout-grid="false">
        <style:background-image/>
      </style:paragraph-properties>
      <style:text-properties style:font-name="Times New Roman"/>
    </style:style>
    <style:style style:name="P14" style:family="paragraph" style:parent-style-name="First_20_line_20_indent">
      <style:paragraph-properties fo:background-color="transparent" style:shadow="none">
        <style:background-image/>
      </style:paragraph-properties>
    </style:style>
    <style:style style:name="P15" style:family="paragraph" style:parent-style-name="Standard">
      <style:paragraph-properties fo:line-height="150%"/>
      <style:text-properties style:font-name="Times New Roman"/>
    </style:style>
    <style:style style:name="P16" style:family="paragraph" style:parent-style-name="Text_20_body">
      <style:text-properties style:font-name="Times New Roman"/>
    </style:style>
    <style:style style:name="P17" style:family="paragraph" style:parent-style-name="Text_20_body">
      <style:paragraph-properties fo:line-height="150%"/>
      <style:text-properties style:font-name="Times New Roman"/>
    </style:style>
    <style:style style:name="P18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Text_20_body">
      <style:paragraph-properties fo:line-height="150%"/>
    </style:style>
    <style:style style:name="P20" style:family="paragraph" style:parent-style-name="First_20_line_20_indent">
      <style:paragraph-properties>
        <style:tab-stops>
          <style:tab-stop style:position="-0.019cm"/>
        </style:tab-stops>
      </style:paragraph-properties>
    </style:style>
    <style:style style:name="P21" style:family="paragraph" style:parent-style-name="First_20_line_20_indent">
      <style:paragraph-properties fo:text-align="justify" style:justify-single-word="false"/>
    </style:style>
    <style:style style:name="P22" style:family="paragraph" style:parent-style-name="First_20_line_20_indent">
      <style:paragraph-properties>
        <style:tab-stops>
          <style:tab-stop style:position="-0.019cm"/>
        </style:tab-stops>
      </style:paragraph-properties>
      <style:text-properties style:font-name="Times New Roman" fo:font-weight="normal" style:font-weight-asian="normal" style:font-weight-complex="normal"/>
    </style:style>
    <style:style style:name="P23" style:family="paragraph" style:parent-style-name="Contents_20_4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 style:list-style-name="L4">
      <style:paragraph-properties fo:line-height="150%"/>
      <style:text-properties style:font-name="Times New Roman"/>
    </style:style>
    <style:style style:name="P29" style:family="paragraph" style:parent-style-name="Text_20_body" style:list-style-name="L5">
      <style:paragraph-properties fo:line-height="150%"/>
      <style:text-properties style:font-name="Times New Roman"/>
    </style:style>
    <style:style style:name="P30" style:family="paragraph" style:parent-style-name="Text_20_body" style:list-style-name="L1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1" style:family="paragraph" style:parent-style-name="Text_20_body" style:list-style-name="L2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2" style:family="paragraph" style:parent-style-name="Text_20_body" style:list-style-name="L3">
      <style:paragraph-properties fo:margin-left="2.501cm" fo:margin-right="0cm" fo:line-height="150%" fo:text-indent="-0.635cm" style:auto-text-indent="false"/>
      <style:text-properties style:font-name="Times New Roman"/>
    </style:style>
    <style:style style:name="P33" style:family="paragraph" style:parent-style-name="Text_20_body">
      <style:paragraph-properties fo:margin-left="0cm" fo:margin-right="0cm" fo:line-height="150%" fo:text-indent="0cm" style:auto-text-indent="false"/>
    </style:style>
    <style:style style:name="P34" style:family="paragraph" style:parent-style-name="Heading_20_3">
      <style:paragraph-properties fo:line-height="150%"/>
      <style:text-properties style:font-name="Times New Roman"/>
    </style:style>
    <style:style style:name="P35" style:family="paragraph" style:parent-style-name="Heading_20_3">
      <style:paragraph-properties fo:line-height="150%" fo:break-before="page"/>
      <style:text-properties style:font-name="Times New Roman"/>
    </style:style>
    <style:style style:name="P36" style:family="paragraph" style:parent-style-name="Heading_20_1">
      <style:paragraph-properties fo:line-height="100%"/>
      <style:text-properties style:font-name="Times New Roman" fo:font-weight="normal" style:font-weight-asian="normal" style:font-weight-complex="normal"/>
    </style:style>
    <style:style style:name="P37" style:family="paragraph" style:parent-style-name="Heading_20_1">
      <style:paragraph-properties fo:line-height="150%"/>
      <style:text-properties style:font-name="Times New Roman"/>
    </style:style>
    <style:style style:name="P38" style:family="paragraph" style:parent-style-name="Heading_20_1">
      <style:paragraph-properties fo:line-height="150%" fo:break-before="page"/>
      <style:text-properties style:font-name="Times New Roman" fo:font-weight="normal" style:font-weight-asian="normal" style:font-weight-complex="normal"/>
    </style:style>
    <style:style style:name="P39" style:family="paragraph" style:parent-style-name="Heading_20_2">
      <style:paragraph-properties fo:line-height="150%"/>
      <style:text-properties style:font-name="Times New Roman"/>
    </style:style>
    <style:style style:name="P40" style:family="paragraph" style:parent-style-name="Heading_20_2">
      <style:paragraph-properties fo:margin-left="1.251cm" fo:margin-right="0cm" fo:text-indent="-1.016cm" style:auto-text-indent="false"/>
      <style:text-properties style:font-name="Times New Roman"/>
    </style:style>
    <style:style style:name="P41" style:family="paragraph" style:parent-style-name="Heading_20_2">
      <style:paragraph-properties fo:line-height="150%" fo:break-before="page"/>
      <style:text-properties style:font-name="Times New Roman"/>
    </style:style>
    <style:style style:name="P42" style:family="paragraph" style:parent-style-name="Heading_20_4">
      <style:paragraph-properties fo:line-height="150%"/>
      <style:text-properties style:font-name="Times New Roman"/>
    </style:style>
    <style:style style:name="P43" style:family="paragraph" style:parent-style-name="Sem_20_Espaçamento" style:list-style-name="L6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4" style:family="paragraph" style:parent-style-name="Sem_20_Espaçamento" style:list-style-name="L7">
      <style:paragraph-properties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45" style:family="paragraph" style:parent-style-name="Sem_20_Espaçamento" style:list-style-name="WW8Num23">
      <style:paragraph-properties fo:margin-left="1.251cm" fo:margin-right="0cm" fo:line-height="15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46" style:family="paragraph" style:parent-style-name="Sem_20_Espaçamento" style:list-style-name="WW8Num23">
      <style:paragraph-properties fo:margin-left="1.251cm" fo:margin-right="0cm" fo:line-height="150%" fo:text-align="justify" style:justify-single-word="false" fo:text-indent="0cm" style:auto-text-indent="false">
        <style:tab-stops>
          <style:tab-stop style:position="1.249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47" style:family="paragraph" style:parent-style-name="First_20_line_20_indent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style:font-name="Times New Roman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-5.71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-5.08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-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-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-3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-2.54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-1.90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-1.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-0.6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26"><text:s/>1 Introdução<text:tab/>3</text:p>
          <text:p text:style-name="P24"><text:s/>1.1 Motivação<text:tab/>3</text:p>
          <text:p text:style-name="P24"><text:s/>1.2 Usuários do Sistema<text:tab/>3</text:p>
          <text:p text:style-name="P24"><text:s/>1.3 Empresas Interessadas<text:tab/>3</text:p>
          <text:p text:style-name="P26"><text:s/>2 Objetivos<text:tab/>3</text:p>
          <text:p text:style-name="P24"><text:s/>2.1 Objetivo Geral<text:tab/>3</text:p>
          <text:p text:style-name="P24"><text:s/>2.2 Objetivos Específicos<text:tab/>3</text:p>
          <text:p text:style-name="P26"><text:s/>3 Proposta do Sistema<text:tab/>4</text:p>
          <text:p text:style-name="P24"><text:s/>3.1 Descrição do Sistema Proposto<text:tab/>4</text:p>
          <text:p text:style-name="P24"><text:s/>3.2 Resultados Esperados<text:tab/>4</text:p>
          <text:p text:style-name="P24"><text:s/>3.3 Restrições do Sistema Proposto<text:tab/>5</text:p>
          <text:p text:style-name="P24"><text:s/>3.4 Recursos Necessários para Execução<text:tab/>5</text:p>
          <text:p text:style-name="P25"><text:s/>3.4.1 Descrição de Hardware Ideal<text:tab/>5</text:p>
          <text:p text:style-name="P25"><text:s/>3.4.2 Descrição do Hardware Mínimo<text:tab/>5</text:p>
          <text:p text:style-name="P25"><text:s/>3.4.3 Descrição de Software<text:tab/>5</text:p>
          <text:p text:style-name="P25"><text:s/>3.4.4 Descrição de Rede<text:tab/>5</text:p>
          <text:p text:style-name="P25"><text:s/>3.4.5 Descrição de Banco de Dados<text:tab/>5</text:p>
          <text:p text:style-name="P25"><text:s/>3.4.6 Descrição das Instalações<text:tab/>6</text:p>
          <text:p text:style-name="P25"><text:s/>3.4.7 Pessoal Exigido<text:tab/>6</text:p>
          <text:p text:style-name="P24"><text:s/>3.5 Áreas Afetadas pelo Novo Sistema<text:tab/>6</text:p>
          <text:p text:style-name="P26"><text:s/>4 Justificativa da Proposta<text:tab/>6</text:p>
          <text:p text:style-name="P26"><text:s/>5 Planejamento do Projeto<text:tab/>6</text:p>
          <text:p text:style-name="P24"><text:s/>5.1 Plano do Processo de Desenvolvimento<text:tab/>6</text:p>
          <text:p text:style-name="P25"><text:s/>5.1.1 Ciclo de Vida<text:tab/>6</text:p>
          <text:p text:style-name="P25"><text:s/>5.1.2 Iterações<text:tab/>7</text:p>
          <text:p text:style-name="P25"><text:s/>5.1.3 Métodos de Desenvolvimento e ferramentas CASE<text:tab/>8</text:p>
          <text:p text:style-name="P25"><text:s/>5.1.4 Linguagens de Programação<text:tab/>8</text:p>
          <text:p text:style-name="P25"><text:s/>5.1.5 Ambiente de hardware para o desenvolvimento<text:tab/>9</text:p>
          <text:p text:style-name="P24"><text:s/>5.2 Plano de Organização<text:tab/>9</text:p>
          <text:p text:style-name="P25"><text:s/>5.2.1 Equipe de Gerência<text:tab/>9</text:p>
          <text:p text:style-name="P25"><text:s/>5.2.2 Equipe de Desenvolvimento<text:tab/>10</text:p>
          <text:p text:style-name="P24"><text:s/>5.3 Plano de Acompanhamento<text:tab/>10</text:p>
          <text:p text:style-name="P25"><text:s/>5.3.1 Definição de métodos de acompanhamento/monitoração<text:tab/>10</text:p>
          <text:p text:style-name="P25"><text:s/>5.3.2 Análise e Gerência de Riscos<text:tab/>11</text:p>
          <text:p text:style-name="P23"><text:s/>5.3.2.1 Identificação dos riscos<text:tab/>11</text:p>
          <text:p text:style-name="P23"><text:s/>5.3.2.2 Avaliação/Análise dos riscos<text:tab/>11</text:p>
          <text:p text:style-name="P23"><text:s/>5.3.2.3 Priorização<text:tab/>12</text:p>
          <text:p text:style-name="P23"><text:s/>5.3.2.4 Definição de possíveis soluções/ Mitigação<text:tab/>12</text:p>
          <text:p text:style-name="P25"><text:s/>5.3.4 Documentos do Projeto<text:tab/>13</text:p>
          <text:p text:style-name="P24"><text:s/>5.4 Plano de Recursos e Produtos<text:tab/>14</text:p>
          <text:p text:style-name="P25"><text:s/>5.4.1 Recursos Humanos<text:tab/>14</text:p>
          <text:p text:style-name="P25"><text:s/>5.4.2 Recursos de Hardware<text:tab/>14</text:p>
          <text:p text:style-name="P25"><text:s/>5.4.3 Recursos de Software<text:tab/>15</text:p>
          <text:p text:style-name="P25"><text:s/>5.4.4 Recursos Financeiros<text:tab/>15</text:p>
          <text:p text:style-name="P24"><text:s/>5.5 Cronograma<text:tab/>15</text:p>
          <text:p text:style-name="P26"><text:s/>6 Especificação dos Requisitos do Sistema<text:tab/>17</text:p>
          <text:p text:style-name="P26"><text:s/>7 Modelos do Negócio<text:tab/>17</text:p>
          <text:p text:style-name="P24"><text:s/>1.1 Diagramas de classes do negócio<text:tab/>17</text:p>
          <text:p text:style-name="P26"><text:soft-page-break/><text:s/>8 Modelos de Casos de Uso<text:tab/>18</text:p>
          <text:p text:style-name="P24"><text:s/>8.1 Visão Geral dos Casos de Uso e Atores<text:tab/>18</text:p>
          <text:p text:style-name="P24"><text:s/>8.2 Descrição dos Casos de Uso<text:tab/>19</text:p>
          <text:p text:style-name="P25"><text:s/>8.2.1 UC-01. Manter Ponto Turístico<text:tab/>19</text:p>
          <text:p text:style-name="P25"><text:s/>8.2.3 UC-02. Manter Roteiro<text:tab/>21</text:p>
          <text:p text:style-name="P25"><text:s/>8.2.5 UC-03. Manter Estabelecimento<text:tab/>23</text:p>
          <text:p text:style-name="P25"><text:s/>8.2.7 UC-05. Planejar Custo<text:tab/>26</text:p>
          <text:p text:style-name="P25"><text:s/>8.2.9 UC-06. Manter Usuário<text:tab/>27</text:p>
          <text:p text:style-name="P25"><text:s/>8.2.11 UC-07. Logar no sistema<text:tab/>29</text:p>
          <text:p text:style-name="P25"><text:s/>8.2.13 UC-08. Dar Dica<text:tab/>30</text:p>
          <text:p text:style-name="P25"><text:s/>8.2.15 UC-09. Avaliar Tema<text:tab/>31</text:p>
          <text:p text:style-name="P25"><text:s/>8.2.17 UC-10. Pesquisar<text:tab/>32</text:p>
          <text:p text:style-name="P26"><text:s/>9 Modelo de Análise<text:tab/>33</text:p>
          <text:p text:style-name="P26"><text:s/>10 Documentação de Projeto<text:tab/>33</text:p>
          <text:p text:style-name="P24"><text:s/>10.1 Memorial Descritivo das Decisões de Projeto<text:tab/>33</text:p>
          <text:p text:style-name="P24"><text:s/>10.2 Diagrama de Classes do Projeto<text:tab/>33</text:p>
          <text:p text:style-name="P24"><text:s/>10.3 Descrição das Interfaces<text:tab/>33</text:p>
          <text:p text:style-name="P25"><text:s/>10.3.1 Telas<text:tab/>33</text:p>
          <text:p text:style-name="P24"><text:s/>10.4 Descrição de Arquivos e Banco de Dados<text:tab/>33</text:p>
          <text:p text:style-name="P26"><text:s/>11 Conclusão<text:tab/>33</text:p>
          <text:p text:style-name="P26"><text:s/>12 Bibliografia<text:tab/>33</text:p>
        </text:index-body>
      </text:table-of-content>
      <text:h text:style-name="P36" text:outline-level="1" text:is-list-header="true"/>
      <text:h text:style-name="P38" text:outline-level="1" text:restart-numbering="true" text:start-value="-1">Introdução</text:h>
      <text:h text:style-name="P39" text:outline-level="2" text:restart-numbering="true" text:start-value="-1">Motivação</text:h>
      <text:p text:style-name="P47"><text:tab/>A internet é uma rede mundial de computadores que interconecta milhões de pessoas ao redor do mundo. Esta rede tem estado cada vez mais presente no nosso cotidiano e tem ganhado cada vez mais importância na organização e funcionamento dos grupos sociais em que vivemos. </text:p>
      <text:p text:style-name="P47"><text:tab/>Com o seu crescimento, a internet deixou de ser encarada apenas como uma rede de computadores e passou a ser encarada como uma plataforma. A internet pode ser utilizada como uma plataforma para softwares que facilitam a interatividade, compartilham informações , operam com outros softwares, melhoram a experiência do usuário ou que colaboram de alguma forma com a World Wide Web. Esta maneira de projetar e desenvolver software para web ficou conhecido como Web 2.0.</text:p>
      <text:p text:style-name="P47"><text:tab/>A quantidade de informação e o número de comunidades existentes na web é muito grande, porém existe uma carência de ambos no que dizem respeito ao domínio de turismo. <text:s/>Em muitos casos as informações que dizem respeito a pontos turísticos ou roteiros de viagens são mantidos por empresas do ramo e por isso podem ser tendenciosas. <text:s/>Com as possibilidades da Web 2.0 podemos viabilizar uma forma do usuário participar e adicionar conteúdo, mantendo este sempre atualizado e correto. Partimos do princípio que quanto mais utilizado, mais maduro, completo e correto será o conteúdo disponível pelo sistema. </text:p>
      <text:h text:style-name="P39" text:outline-level="2">Usuários do Sistema</text:h>
      <text:p text:style-name="P20">Funcionários de empresas de turismo, Donos de estabelecimentos (bares, restaurantes, etc) e pessoas com o intuito de viajar.</text:p>
      <text:h text:style-name="P39" text:outline-level="2">Empresas Interessadas</text:h>
      <text:p text:style-name="P20">O projeto a ser desenvolvido não possui uma empresa interessada em específico, porém o interesse poderia partir daquelas empresas que se beneficiariam do software como: </text:p>
      <text:p text:style-name="P22">Empresas de turismo, bares, restaurantes, hotéis e outras empresas ligadas ao mercado turístico. <text:s/></text:p>
      <text:h text:style-name="P37" text:outline-level="1"><text:soft-page-break/>Objetivos</text:h>
      <text:h text:style-name="P39" text:outline-level="2">Objetivo Geral</text:h>
      <text:p text:style-name="P21">O “viajantes” tem como objetivo ser um site colaborativo no qual as pessoas irão relatar suas experiências em viagens, criar roteiros de viagem, dar sugestões de pontos turísticos e eventos nas cidades, podendo eles ser avaliados ou não, além de ter dicas de estabelecimentos como gastos e sugestões.</text:p>
      <text:h text:style-name="P39" text:outline-level="2">Objetivos Específicos</text:h>
      <text:p text:style-name="First_20_line_20_indent">a) Gerenciamento de usuários: cadastro, atualização, exclusão e consulta. </text:p>
      <text:p text:style-name="First_20_line_20_indent">b) Gerenciamento de roteiros de viagens: cadastro, atualização, exclusão e consulta de roteiros de outras pessoas. </text:p>
      <text:p text:style-name="First_20_line_20_indent">c) Gerenciamento de pontos turísticos e estabelecimentos: cadastro, atualização, exclusão e consulta. </text:p>
      <text:p text:style-name="First_20_line_20_indent">d) Avaliação dos pontos turísticos e estabelecimentos visitados: consulta por região, localidade ou tipo; atribuição de grau de satisfação (nota); consulta por mais votados. </text:p>
      <text:p text:style-name="First_20_line_20_indent">e) Atribuição de dicas: cadastro, atualização e consulta pontos turísticos, estabelecimentos e eventos. </text:p>
      <text:p text:style-name="First_20_line_20_indent">f) Gerenciamento de eventos: cadastro e consulta. Os eventos possuem um período por isso não é preciso excluí-los. </text:p>
      <text:h text:style-name="P37" text:outline-level="1">Proposta do Sistema</text:h>
      <text:h text:style-name="P39" text:outline-level="2">Descrição do Sistema Proposto</text:h>
      <text:p text:style-name="First_20_line_20_indent">O projeto visa explorar o poder das redes sociais colaborativas em conjunto com as possibilidades de turismo e planejamento de viagens. </text:p>
      <text:p text:style-name="P17"><text:s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 </text:p>
      <text:p text:style-name="P17"><text:soft-page-break/>Com base nas avaliações, dicas e roteiros de viagens providos pelos usuários, seria possível sugerir novas cidades, eventos e estabelecimentos, a fim de facilitar o planejamento turístico e aumentar o aproveitamento da viagem.</text:p>
      <text:h text:style-name="P39" text:outline-level="2">Resultados Esperados</text:h>
      <text:p text:style-name="P17">É esperado que o sistema desenvolvido, atendendo os objetivos dessa proposta, seja capaz de integrar e compartilhar as mais diversas informações sobre as viagens dos seus usuários, tornando-se uma fonte de consulta e publicação de conteúdo sobre roteiros e pontos turísticos além de auxiliar o usuário a planejar roteiros de viagens.</text:p>
      <text:h text:style-name="P39" text:outline-level="2">Restrições do Sistema Proposto</text:h>
      <text:h text:style-name="P39" text:outline-level="2">Recursos Necessários para Execução</text:h>
      <text:h text:style-name="P34" text:outline-level="3">Descrição de Hardware Ideal (Servidor)</text:h>
      <text:p text:style-name="P33"><text:span text:style-name="T1"><text:tab/>Para atender o volume de dados e o número usuários simultâneos especificado no documento de arquitetura com a eficiência ideal o servidor deverá atender as seguintes especificações: </text:span></text:p>
      <text:list xml:id="list1499229801" text:style-name="L1">
        <text:list-item>
          <text:p text:style-name="P30">Processador com clock de 2 Ghz; </text:p>
        </text:list-item>
        <text:list-item>
          <text:p text:style-name="P30">2048 MB de memória RAM; </text:p>
        </text:list-item>
        <text:list-item>
          <text:p text:style-name="P30">Conexão com internet de 2Mbps</text:p>
        </text:list-item>
      </text:list>
      <text:h text:style-name="P34" text:outline-level="3">Descrição do Hardware Mínimo (Servidor)</text:h>
      <text:p text:style-name="P33"><text:span text:style-name="T1"><text:tab/>Para atender o volume de dados e o número usuários simultâneos especificado no documento de arquitetura com a eficiência esperada o servidor deverá atender as seguintes especificações: </text:span></text:p>
      <text:list xml:id="list1620119715" text:style-name="L2">
        <text:list-item>
          <text:p text:style-name="P31">Processador com clock de 1 Ghz </text:p>
        </text:list-item>
        <text:list-item>
          <text:p text:style-name="P31">512 MB de memória RAM </text:p>
        </text:list-item>
        <text:list-item>
          <text:p text:style-name="P31">Conexão com internet de 256Kbps</text:p>
        </text:list-item>
      </text:list>
      <text:h text:style-name="P34" text:outline-level="3"><text:soft-page-break/>Descrição de Software</text:h>
      <text:list xml:id="list1304399311" text:style-name="L3">
        <text:list-item>
          <text:p text:style-name="P32">Servidor web apache com modulo Capistrano;</text:p>
        </text:list-item>
        <text:list-item>
          <text:p text:style-name="P32">Banco de dados PostgreSQL 8.3+;</text:p>
        </text:list-item>
        <text:list-item>
          <text:p text:style-name="P32">Ruby 18.7+;</text:p>
        </text:list-item>
        <text:list-item>
          <text:p text:style-name="P32">Framework Rails 2.3+;</text:p>
        </text:list-item>
        <text:list-item>
          <text:p text:style-name="P32">Browsers Firefox 3.0+, Chrome 1.0+, Safari 4.0+ ou Internet Explorer 7.0+</text:p>
        </text:list-item>
      </text:list>
      <text:h text:style-name="P34" text:outline-level="3">Descrição de Rede</text:h>
      <text:p text:style-name="P17">Conexão com a internet de no mínimo 256kbps para clientes e 2 Mbps para servidores.</text:p>
      <text:h text:style-name="P34" text:outline-level="3">Descrição de Banco de Dados</text:h>
      <text:p text:style-name="P17">SGBD PostgreSQL 8.3+</text:p>
      <text:h text:style-name="P34" text:outline-level="3">Descrição das Instalações</text:h>
      <text:h text:style-name="P34" text:outline-level="3">Pessoal Exigido</text:h>
      <text:p text:style-name="P17">Analista de requisitos, programador, arquiteto e gerente de projetos</text:p>
      <text:h text:style-name="P39" text:outline-level="2">Áreas Afetadas pelo Novo Sistema</text:h>
      <text:h text:style-name="P37" text:outline-level="1">Justificativa da Proposta</text:h>
      <text:p text:style-name="P17">O projeto visa explorar o poder das redes sociais colaborativas em conjunto com as possibilidades de turismo e planejamento de viagens. </text:p>
      <text:p text:style-name="P17"><text:s/>As pessoas possuem um conjunto de viagens em sua história, que geralmente são compartilhadas entre amigos e familiares. O intuito da ferramenta proposta é a divulgação e o compartilhamento dessas experiências com outras pessoas interessadas, possibilitando a escolha de novas viagens, até então desconhecidas, e a reunião de dados sobre estabelecimentos e pontos turísticos pouco explorados pelas revistas e guias disponíveis. </text:p>
      <text:p text:style-name="P17">Com base nas avaliações, dicas e roteiros de viagens providos pelos usuários, seria possível sugerir novas cidades, eventos e estabelecimentos, a fim de facilitar o planejamento turístico e aumentar o aproveitamento da viag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9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1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6cm" fo:margin-right="0cm" fo:text-indent="1.251cm" style:auto-text-indent="false">
        <style:tab-stops/>
      </style:paragraph-properties>
      <style:text-properties style:font-name="Times New Roman1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>
        <style:tab-stops/>
      </style:paragraph-properties>
      <style:text-properties style:font-name="Times New Roman1"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>
        <style:tab-stops/>
      </style:paragraph-properties>
      <style:text-properties style:font-name="Times New Roman1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Sem_20_Espaçamento" style:display-name="Sem Espaçamento" style:family="paragraph">
      <style:paragraph-properties fo:orphans="2" fo:widows="2" fo:hyphenation-ladder-count="no-limit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normal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list-style-name="" style:class="index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5T10:10:47</meta:creation-date>
    <dc:date>2009-08-26T10:57:05</dc:date>
    <meta:editing-duration>PT04H22M01S</meta:editing-duration>
    <meta:editing-cycles>182</meta:editing-cycles>
    <meta:generator>OpenOffice.org/3.0$Unix OpenOffice.org_project/300m15$Build-9379</meta:generator>
    <meta:document-statistic meta:table-count="0" meta:image-count="0" meta:object-count="0" meta:page-count="6" meta:paragraph-count="127" meta:word-count="1298" meta:character-count="8329"/>
    <meta:user-defined meta:name="Informações 1"/>
    <meta:user-defined meta:name="Informações 2"/>
    <meta:user-defined meta:name="Informações 3"/>
    <meta:user-defined meta:name="Informações 4"/>
  </office:meta>
</office:document-meta>
</file>